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9-10-3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9-03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21056" calcext:value-type="float">
            <text:p>62.26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95504" calcext:value-type="float">
            <text:p>62.23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78384" calcext:value-type="float">
            <text:p>62.25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69824" calcext:value-type="float">
            <text:p>62.26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31952" calcext:value-type="float">
            <text:p>62.29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3184" calcext:value-type="float">
            <text:p>62.28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8591" calcext:value-type="float">
            <text:p>61.878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783" calcext:value-type="float">
            <text:p>62.017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78752" calcext:value-type="float">
            <text:p>62.170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77850909091" calcext:value-type="float">
            <text:p>62.357785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31312" calcext:value-type="float">
            <text:p>62.54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5315862069" calcext:value-type="float">
            <text:p>62.861531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9522857143" calcext:value-type="float">
            <text:p>63.08195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49933793103" calcext:value-type="float">
            <text:p>63.284993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9491428572" calcext:value-type="float">
            <text:p>62.947949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0812137931" calcext:value-type="float">
            <text:p>62.78081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67282758621" calcext:value-type="float">
            <text:p>62.76672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32825714286" calcext:value-type="float">
            <text:p>62.5132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41820689655" calcext:value-type="float">
            <text:p>62.36418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5922857143" calcext:value-type="float">
            <text:p>62.48759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3702068966" calcext:value-type="float">
            <text:p>62.621370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04105" calcext:value-type="float">
            <text:p>62.7204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8336" calcext:value-type="float">
            <text:p>62.75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1546666667" calcext:value-type="float">
            <text:p>63.0441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248" calcext:value-type="float">
            <text:p>63.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9272" calcext:value-type="float">
            <text:p>63.0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53771428571" calcext:value-type="float">
            <text:p>63.70537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25908571429" calcext:value-type="float">
            <text:p>63.29259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59297777778" calcext:value-type="float">
            <text:p>62.655929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16845714286" calcext:value-type="float">
            <text:p>62.68168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9431111111" calcext:value-type="float">
            <text:p>62.804943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70434285714" calcext:value-type="float">
            <text:p>62.77704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09898461538" calcext:value-type="float">
            <text:p>62.900989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835" calcext:value-type="float">
            <text:p>62.99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4271428571" calcext:value-type="float">
            <text:p>63.34342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46568888889" calcext:value-type="float">
            <text:p>63.534656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03448571429" calcext:value-type="float">
            <text:p>63.61034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71982222222" calcext:value-type="float">
            <text:p>63.717198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8802857143" calcext:value-type="float">
            <text:p>63.64888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54176" calcext:value-type="float">
            <text:p>63.61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01064" calcext:value-type="float">
            <text:p>63.64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9371034483" calcext:value-type="float">
            <text:p>63.425937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0685714286" calcext:value-type="float">
            <text:p>63.4680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60844137931" calcext:value-type="float">
            <text:p>63.606084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1898461538" calcext:value-type="float">
            <text:p>63.739189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49845517241" calcext:value-type="float">
            <text:p>63.844984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65997419355" calcext:value-type="float">
            <text:p>64.40659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93984" calcext:value-type="float">
            <text:p>64.57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5176516129" calcext:value-type="float">
            <text:p>64.69517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0396" calcext:value-type="float">
            <text:p>64.89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22438709677" calcext:value-type="float">
            <text:p>64.9022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2433548387" calcext:value-type="float">
            <text:p>64.4802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99472" calcext:value-type="float">
            <text:p>64.49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06190967742" calcext:value-type="float">
            <text:p>64.61061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15952" calcext:value-type="float">
            <text:p>64.73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32676129032" calcext:value-type="float">
            <text:p>64.88326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5777142857" calcext:value-type="float">
            <text:p>64.98357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58294193548" calcext:value-type="float">
            <text:p>65.12582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8344516129" calcext:value-type="float">
            <text:p>65.658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15472" calcext:value-type="float">
            <text:p>65.87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5943225806" calcext:value-type="float">
            <text:p>66.07159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08024" calcext:value-type="float">
            <text:p>66.16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2397419355" calcext:value-type="float">
            <text:p>65.71723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2707096774" calcext:value-type="float">
            <text:p>65.51027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59728" calcext:value-type="float">
            <text:p>65.4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49904516129" calcext:value-type="float">
            <text:p>65.3449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4896" calcext:value-type="float">
            <text:p>65.46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4926451613" calcext:value-type="float">
            <text:p>65.6144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26534285714" calcext:value-type="float">
            <text:p>65.75265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89860645161" calcext:value-type="float">
            <text:p>65.94898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52436129032" calcext:value-type="float">
            <text:p>66.21524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05376" calcext:value-type="float">
            <text:p>66.48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62781935484" calcext:value-type="float">
            <text:p>66.67627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8408" calcext:value-type="float">
            <text:p>66.77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9842580645" calcext:value-type="float">
            <text:p>66.75798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36007741935" calcext:value-type="float">
            <text:p>66.39360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64295172414" calcext:value-type="float">
            <text:p>65.526429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5628" calcext:value-type="float">
            <text:p>65.0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44380689655" calcext:value-type="float">
            <text:p>65.174438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6208" calcext:value-type="float">
            <text:p>65.2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11310344828" calcext:value-type="float">
            <text:p>65.41113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7865806452" calcext:value-type="float">
            <text:p>65.5327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63969655173" calcext:value-type="float">
            <text:p>65.6863969655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7888" calcext:value-type="float">
            <text:p>65.8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2172137931" calcext:value-type="float">
            <text:p>66.04217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86944" calcext:value-type="float">
            <text:p>66.05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13401290323" calcext:value-type="float">
            <text:p>65.88134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3109677419" calcext:value-type="float">
            <text:p>65.6603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99912" calcext:value-type="float">
            <text:p>65.35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6993548387" calcext:value-type="float">
            <text:p>65.4616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328" calcext:value-type="float">
            <text:p>65.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1303225806" calcext:value-type="float">
            <text:p>65.7881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80074285714" calcext:value-type="float">
            <text:p>65.91800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03161290323" calcext:value-type="float">
            <text:p>66.070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8632727273" calcext:value-type="float">
            <text:p>66.550863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80362352941" calcext:value-type="float">
            <text:p>66.808036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0723826087" calcext:value-type="float">
            <text:p>66.850723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53709473684" calcext:value-type="float">
            <text:p>66.755370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0608" calcext:value-type="float">
            <text:p>66.8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3816" calcext:value-type="float">
            <text:p>66.8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4342" calcext:value-type="float">
            <text:p>66.744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6722" calcext:value-type="float">
            <text:p>66.736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1792" calcext:value-type="float">
            <text:p>64.1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85653333333" calcext:value-type="float">
            <text:p>64.12856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8821538462" calcext:value-type="float">
            <text:p>64.090882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4671428571" calcext:value-type="float">
            <text:p>64.04446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1022222222" calcext:value-type="float">
            <text:p>63.965102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5408571429" calcext:value-type="float">
            <text:p>64.03554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64013333333" calcext:value-type="float">
            <text:p>64.08640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09294285714" calcext:value-type="float">
            <text:p>64.15092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23424" calcext:value-type="float">
            <text:p>64.236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28292413793" calcext:value-type="float">
            <text:p>64.362829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89187096774" calcext:value-type="float">
            <text:p>64.5989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8816" calcext:value-type="float">
            <text:p>64.66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10701935484" calcext:value-type="float">
            <text:p>64.63107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00232" calcext:value-type="float">
            <text:p>64.6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48701935484" calcext:value-type="float">
            <text:p>64.55487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80281290323" calcext:value-type="float">
            <text:p>64.52802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92536" calcext:value-type="float">
            <text:p>64.58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77734193548" calcext:value-type="float">
            <text:p>64.67777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6576" calcext:value-type="float">
            <text:p>64.77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308387097" calcext:value-type="float">
            <text:p>64.87663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59431724138" calcext:value-type="float">
            <text:p>64.945943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47710967742" calcext:value-type="float">
            <text:p>65.06477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97329032258" calcext:value-type="float">
            <text:p>65.4597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24928" calcext:value-type="float">
            <text:p>65.51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89403870968" calcext:value-type="float">
            <text:p>65.55894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20888" calcext:value-type="float">
            <text:p>65.5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3886451613" calcext:value-type="float">
            <text:p>65.5443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70665806452" calcext:value-type="float">
            <text:p>65.4870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2056" calcext:value-type="float">
            <text:p>65.4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05889032258" calcext:value-type="float">
            <text:p>65.45058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45552" calcext:value-type="float">
            <text:p>65.55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24976" calcext:value-type="float">
            <text:p>65.6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06093333333" calcext:value-type="float">
            <text:p>65.75060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7632" calcext:value-type="float">
            <text:p>65.82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2126451613" calcext:value-type="float">
            <text:p>66.4222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15256" calcext:value-type="float">
            <text:p>66.51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88578064516" calcext:value-type="float">
            <text:p>66.61885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9628" calcext:value-type="float">
            <text:p>66.6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17264516129" calcext:value-type="float">
            <text:p>66.6617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6789677419" calcext:value-type="float">
            <text:p>66.69967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77456" calcext:value-type="float">
            <text:p>66.74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3976774194" calcext:value-type="float">
            <text:p>66.83339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36608" calcext:value-type="float">
            <text:p>66.98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67744" calcext:value-type="float">
            <text:p>67.20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69897777778" calcext:value-type="float">
            <text:p>67.326989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28993548387" calcext:value-type="float">
            <text:p>67.4428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14289032258" calcext:value-type="float">
            <text:p>68.36142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80088" calcext:value-type="float">
            <text:p>68.49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2157419355" calcext:value-type="float">
            <text:p>68.57321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45464" calcext:value-type="float">
            <text:p>68.68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7313548387" calcext:value-type="float">
            <text:p>68.7657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27641290323" calcext:value-type="float">
            <text:p>68.89276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52264" calcext:value-type="float">
            <text:p>69.04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16329032258" calcext:value-type="float">
            <text:p>69.2316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42072" calcext:value-type="float">
            <text:p>69.37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76387096774" calcext:value-type="float">
            <text:p>69.5976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9284" calcext:value-type="float">
            <text:p>69.70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49256774194" calcext:value-type="float">
            <text:p>69.91492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85477419355" calcext:value-type="float">
            <text:p>70.8485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46816" calcext:value-type="float">
            <text:p>70.93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08408" calcext:value-type="float">
            <text:p>71.09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2324" calcext:value-type="float">
            <text:p>71.17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89027096774" calcext:value-type="float">
            <text:p>71.32890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80061935484" calcext:value-type="float">
            <text:p>71.35800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6332" calcext:value-type="float">
            <text:p>71.23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6944" calcext:value-type="float">
            <text:p>71.26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42931612903" calcext:value-type="float">
            <text:p>71.29429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56244137931" calcext:value-type="float">
            <text:p>71.355624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92265806452" calcext:value-type="float">
            <text:p>71.33922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64896551724" calcext:value-type="float">
            <text:p>71.23648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2731428571" calcext:value-type="float">
            <text:p>71.12827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16616" calcext:value-type="float">
            <text:p>70.90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86968571429" calcext:value-type="float">
            <text:p>70.99869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24416551724" calcext:value-type="float">
            <text:p>70.852441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14968275862" calcext:value-type="float">
            <text:p>70.781496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7825714286" calcext:value-type="float">
            <text:p>70.7047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9704137931" calcext:value-type="float">
            <text:p>70.67970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59157142857" calcext:value-type="float">
            <text:p>70.73591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42415384615" calcext:value-type="float">
            <text:p>70.864241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37129230769" calcext:value-type="float">
            <text:p>70.913712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8220137931" calcext:value-type="float">
            <text:p>70.998220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14272" calcext:value-type="float">
            <text:p>71.26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9928275862" calcext:value-type="float">
            <text:p>71.320992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4052307692" calcext:value-type="float">
            <text:p>71.265405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9276923077" calcext:value-type="float">
            <text:p>71.28392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02" calcext:value-type="float">
            <text:p>71.28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9592" calcext:value-type="float">
            <text:p>71.32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48275555556" calcext:value-type="float">
            <text:p>71.334827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23744" calcext:value-type="float">
            <text:p>71.37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72524137931" calcext:value-type="float">
            <text:p>71.42725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88805454546" calcext:value-type="float">
            <text:p>71.468880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08552" calcext:value-type="float">
            <text:p>71.51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91826666667" calcext:value-type="float">
            <text:p>71.26918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3245714286" calcext:value-type="float">
            <text:p>70.85032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33428571429" calcext:value-type="float">
            <text:p>70.8333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98843076923" calcext:value-type="float">
            <text:p>71.229884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31982222222" calcext:value-type="float">
            <text:p>71.083198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5973846154" calcext:value-type="float">
            <text:p>70.780597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3031111111" calcext:value-type="float">
            <text:p>70.765303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3573846154" calcext:value-type="float">
            <text:p>70.765357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7066666667" calcext:value-type="float">
            <text:p>70.76270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4499" calcext:value-type="float">
            <text:p>70.794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33625714286" calcext:value-type="float">
            <text:p>70.77336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97544" calcext:value-type="float">
            <text:p>70.72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76228571429" calcext:value-type="float">
            <text:p>70.78762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5356" calcext:value-type="float">
            <text:p>70.28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7266" calcext:value-type="float">
            <text:p>70.327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41" meta:object-count="0"/>
    <meta:user-defined meta:name="AppVersion">3.0</meta:user-defined>
  </office:meta>
</office:document-meta>
</file>